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style:font-name="Consolas" fo:font-size="12pt" fo:letter-spacing="normal" fo:font-style="normal" fo:font-weight="normal"/>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 style:family="paragraph" style:parent-style-name="Preformatted_20_Text">
      <style:paragraph-properties fo:margin-top="0in" fo:margin-bottom="0.1043in" loext:contextual-spacing="false" fo:text-align="start" style:justify-single-word="false" fo:orphans="2" fo:widows="2" fo:padding="0in" fo:border="none"/>
      <style:text-properties fo:font-variant="normal" fo:text-transform="none" fo:color="#273239" style:font-name="Consolas" fo:font-size="12pt" fo:letter-spacing="normal" fo:font-style="normal" fo:font-weight="normal"/>
    </style:style>
    <style:style style:name="P4" style:family="paragraph" style:parent-style-name="Preformatted_20_Text">
      <style:paragraph-properties fo:margin-top="0in" fo:margin-bottom="0.1043in" loext:contextual-spacing="false" fo:text-align="start" style:justify-single-word="false" fo:orphans="2" fo:widows="2" fo:padding="0in" fo:border="none"/>
    </style:style>
    <style:style style:name="P5" style:family="paragraph" style:parent-style-name="Standard">
      <style:text-properties fo:font-weight="bold" officeooo:rsid="0000f056" officeooo:paragraph-rsid="0000f056" style:font-weight-asian="bold" style:font-weight-complex="bold"/>
    </style:style>
    <style:style style:name="P6" style:family="paragraph" style:parent-style-name="Text_20_body">
      <style:text-properties fo:font-variant="normal" fo:text-transform="none" fo:color="#273239" style:font-name="urw-din" fo:font-size="12.75pt" fo:letter-spacing="normal" fo:font-style="normal" fo:font-weight="normal" officeooo:rsid="0000f056" officeooo:paragraph-rsid="0000f056"/>
    </style:style>
    <style:style style:name="P7" style:family="paragraph" style:parent-style-name="Text_20_body">
      <style:text-properties officeooo:paragraph-rsid="00025530"/>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normal"/>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normal" officeooo:rsid="0000f056" officeooo:paragraph-rsid="0000f056"/>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bold" officeooo:rsid="0000f056" officeooo:paragraph-rsid="0000f056" style:font-weight-asian="bold" style:font-weight-complex="bold"/>
    </style:style>
    <style:style style:name="P11" style:family="paragraph" style:parent-style-name="Text_20_body">
      <style:text-properties officeooo:rsid="00025530" officeooo:paragraph-rsid="00025530"/>
    </style:style>
    <style:style style:name="P12" style:family="paragraph" style:parent-style-name="Text_20_body">
      <style:text-properties officeooo:paragraph-rsid="00025530"/>
    </style:style>
    <style:style style:name="P13" style:family="paragraph" style:parent-style-name="Text_20_body" style:list-style-name="L1">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P14" style:family="paragraph" style:parent-style-name="Text_20_body" style:list-style-name="L1">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normal"/>
    </style:style>
    <style:style style:name="P15" style:family="paragraph" style:parent-style-name="Text_20_body" style:list-style-name="L1">
      <style:paragraph-properties fo:margin-left="0.5in" fo:margin-right="0in" fo:margin-top="0in" fo:margin-bottom="0in" loext:contextual-spacing="false" fo:line-height="158%" fo:text-align="start" style:justify-single-word="false" fo:orphans="2" fo:widows="2" fo:text-indent="0in" style:auto-text-indent="false" fo:padding="0in" fo:border="none"/>
    </style:style>
    <style:style style:name="P16" style:family="paragraph" style:parent-style-name="Text_20_body" style:list-style-name="L1">
      <style:paragraph-properties fo:margin-left="0.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normal"/>
    </style:style>
    <style:style style:name="T1" style:family="text">
      <style:text-properties fo:font-variant="normal" fo:text-transform="none" fo:color="#273239" style:font-name="urw-din" fo:font-size="12.75pt" fo:letter-spacing="normal" fo:font-style="normal" fo:font-weight="normal"/>
    </style:style>
    <style:style style:name="T2" style:family="text">
      <style:text-properties fo:font-variant="normal" fo:text-transform="none" fo:color="#273239" style:font-name="urw-din" fo:font-size="12.75pt" fo:letter-spacing="normal" fo:font-style="normal" fo:font-weight="normal" loext:padding="0in" loext:border="none"/>
    </style:style>
    <style:style style:name="T3" style:family="text">
      <style:text-properties fo:font-variant="normal" fo:text-transform="none" fo:color="#273239" style:font-name="urw-din" fo:font-size="12.75pt" fo:letter-spacing="normal" fo:font-style="normal" fo:font-weight="bold" style:font-weight-asian="bold" style:font-weight-complex="bold" loext:padding="0in" loext:border="none"/>
    </style:style>
    <style:style style:name="T4" style:family="text">
      <style:text-properties officeooo:rsid="0002e88a"/>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SA Practical Test 1</text:p>
      <text:p text:style-name="P5">Question 1:</text:p>
      <text:p text:style-name="P6">Write a function that takes a list sorted in non-decreasing order and deletes any duplicate nodes from the list. The list should only be traversed once.<text:line-break/>For example if the linked list is 11-&gt;11-&gt;11-&gt;21-&gt;43-&gt;43-&gt;60 then removeDuplicates() should convert the list to 11-&gt;21-&gt;43-&gt;60.</text:p>
      <text:p text:style-name="P2"><text:span text:style-name="Strong_20_Emphasis"><text:span text:style-name="T3">Algorithm</text:span></text:span><text:span text:style-name="Strong_20_Emphasis"><text:span text:style-name="T2">:</text:span></text:span><text:span text:style-name="T1">Traverse the list from the head (or start) node. While traversing, compare each node with its next node. If the data of the next node is the same as the current node then delete the next node. Before we delete a node, we need to store the next pointer of the node</text:span></text:p>
      <text:p text:style-name="P2"><text:span text:style-name="Strong_20_Emphasis"><text:span text:style-name="T2">Implementation:</text:span></text:span><text:span text:style-name="T1">Functions other than removeDuplicates() are just to create a linked list and test removeDuplicates().</text:span></text:p>
      <text:p text:style-name="P8"/>
      <text:p text:style-name="P9">Answer</text:p>
      <text:p text:style-name="P9">/* C Program to remove duplicates from a sorted linked list */</text:p>
      <text:p text:style-name="P9">#include&lt;stdio.h&gt;</text:p>
      <text:p text:style-name="P9">#include&lt;stdlib.h&gt;</text:p>
      <text:p text:style-name="P9"/>
      <text:p text:style-name="P9">/* Link list node */</text:p>
      <text:p text:style-name="P9">struct Node</text:p>
      <text:p text:style-name="P9">{</text:p>
      <text:p text:style-name="P9"><text:tab/>int data;</text:p>
      <text:p text:style-name="P9"><text:tab/>struct Node* next;</text:p>
      <text:p text:style-name="P9">};</text:p>
      <text:p text:style-name="P9"/>
      <text:p text:style-name="P9">/* The function removes duplicates from a sorted list */</text:p>
      <text:p text:style-name="P9">void removeDuplicates(struct Node* head)</text:p>
      <text:p text:style-name="P9">{</text:p>
      <text:p text:style-name="P9"><text:tab/>/* Pointer to traverse the linked list */</text:p>
      <text:p text:style-name="P9"><text:tab/>struct Node* current = head;</text:p>
      <text:p text:style-name="P9"/>
      <text:p text:style-name="P9"><text:tab/>/* Pointer to store the next pointer of a node to be deleted*/</text:p>
      <text:p text:style-name="P9"><text:tab/>struct Node* next_next;</text:p>
      <text:p text:style-name="P9"/>
      <text:p text:style-name="P9"><text:tab/>/* do nothing if the list is empty */</text:p>
      <text:p text:style-name="P9"><text:tab/>if (current == NULL)</text:p>
      <text:p text:style-name="P9"><text:tab/>return;</text:p>
      <text:p text:style-name="P9"/>
      <text:p text:style-name="P9"><text:tab/>/* Traverse the list till last node */</text:p>
      <text:p text:style-name="P9"><text:tab/>while (current-&gt;next != NULL)</text:p>
      <text:p text:style-name="P9"><text:tab/>{</text:p>
      <text:p text:style-name="P9"><text:soft-page-break/><text:tab/>/* Compare current node with next node */</text:p>
      <text:p text:style-name="P9"><text:tab/>if (current-&gt;data == current-&gt;next-&gt;data)</text:p>
      <text:p text:style-name="P9"><text:tab/>{</text:p>
      <text:p text:style-name="P9"><text:tab/><text:tab/>/* The sequence of steps is important*/<text:tab/><text:tab/><text:tab/></text:p>
      <text:p text:style-name="P9"><text:tab/><text:tab/>next_next = current-&gt;next-&gt;next;</text:p>
      <text:p text:style-name="P9"><text:tab/><text:tab/>free(current-&gt;next);</text:p>
      <text:p text:style-name="P9"><text:tab/><text:tab/>current-&gt;next = next_next;</text:p>
      <text:p text:style-name="P9"><text:tab/>}</text:p>
      <text:p text:style-name="P9"><text:tab/>else /* This is tricky: only advance if no deletion */</text:p>
      <text:p text:style-name="P9"><text:tab/>{</text:p>
      <text:p text:style-name="P9"><text:tab/><text:tab/>current = current-&gt;next;</text:p>
      <text:p text:style-name="P9"><text:tab/>}</text:p>
      <text:p text:style-name="P9"><text:tab/>}</text:p>
      <text:p text:style-name="P9">}</text:p>
      <text:p text:style-name="P9"/>
      <text:p text:style-name="P9">/* UTILITY FUNCTIONS */</text:p>
      <text:p text:style-name="P9">/* Function to insert a node at the beginning of the linked list */</text:p>
      <text:p text:style-name="P9">void push(struct Node** head_ref, int new_data)</text:p>
      <text:p text:style-name="P9">{</text:p>
      <text:p text:style-name="P9"><text:tab/>/* allocate node */</text:p>
      <text:p text:style-name="P9"><text:tab/>struct Node* new_node =</text:p>
      <text:p text:style-name="P9"><text:tab/><text:tab/><text:tab/>(struct Node*) malloc(sizeof(struct Node));</text:p>
      <text:p text:style-name="P9"><text:tab/><text:tab/><text:tab/></text:p>
      <text:p text:style-name="P9"><text:tab/>/* put in the data */</text:p>
      <text:p text:style-name="P9"><text:tab/>new_node-&gt;data = new_data;</text:p>
      <text:p text:style-name="P9"><text:tab/><text:tab/><text:tab/><text:tab/></text:p>
      <text:p text:style-name="P9"><text:tab/>/* link the old list of the new node */</text:p>
      <text:p text:style-name="P9"><text:tab/>new_node-&gt;next = (*head_ref);<text:tab/></text:p>
      <text:p text:style-name="P9"><text:tab/><text:tab/></text:p>
      <text:p text:style-name="P9"><text:tab/>/* move the head to point to the new node */</text:p>
      <text:p text:style-name="P9"><text:tab/>(*head_ref) = new_node;</text:p>
      <text:p text:style-name="P9">}</text:p>
      <text:p text:style-name="P9"/>
      <text:p text:style-name="P9">/* Function to print nodes in a given linked list */</text:p>
      <text:p text:style-name="P9">void printList(struct Node *node)</text:p>
      <text:p text:style-name="P9">{</text:p>
      <text:p text:style-name="P9"><text:tab/>while (node!=NULL)</text:p>
      <text:p text:style-name="P9"><text:tab/>{</text:p>
      <text:p text:style-name="P9"><text:tab/>printf("%d ", node-&gt;data);</text:p>
      <text:p text:style-name="P9"><text:tab/>node = node-&gt;next;</text:p>
      <text:p text:style-name="P9"><text:tab/>}</text:p>
      <text:p text:style-name="P9">}</text:p>
      <text:p text:style-name="P9"><text:soft-page-break/></text:p>
      <text:p text:style-name="P9">/* Driver program to test above functions*/</text:p>
      <text:p text:style-name="P9">int main()</text:p>
      <text:p text:style-name="P9">{</text:p>
      <text:p text:style-name="P9"><text:tab/>/* Start with the empty list */</text:p>
      <text:p text:style-name="P9"><text:tab/>struct Node* head = NULL;</text:p>
      <text:p text:style-name="P9"/>
      <text:p text:style-name="P9"><text:tab/>/* Let us create a sorted linked list to test the functions</text:p>
      <text:p text:style-name="P9"><text:tab/>Created linked list will be 11-&gt;11-&gt;11-&gt;13-&gt;13-&gt;20 */</text:p>
      <text:p text:style-name="P9"><text:tab/>push(&amp;head, 20);</text:p>
      <text:p text:style-name="P9"><text:tab/>push(&amp;head, 13);</text:p>
      <text:p text:style-name="P9"><text:tab/>push(&amp;head, 13);</text:p>
      <text:p text:style-name="P9"><text:tab/>push(&amp;head, 11);</text:p>
      <text:p text:style-name="P9"><text:tab/>push(&amp;head, 11);</text:p>
      <text:p text:style-name="P9"><text:tab/>push(&amp;head, 11);<text:tab/><text:tab/><text:tab/><text:tab/><text:tab/><text:tab/><text:tab/><text:tab/></text:p>
      <text:p text:style-name="P9"/>
      <text:p text:style-name="P9"><text:tab/>printf("\n Linked list before duplicate removal \n");</text:p>
      <text:p text:style-name="P9"><text:tab/>printList(head);</text:p>
      <text:p text:style-name="P9"/>
      <text:p text:style-name="P9"><text:tab/>/* Remove duplicates from linked list */</text:p>
      <text:p text:style-name="P9"><text:tab/>removeDuplicates(head);</text:p>
      <text:p text:style-name="P9"/>
      <text:p text:style-name="P9"><text:tab/>printf("\n Linked list after duplicate removal \n");<text:tab/><text:tab/></text:p>
      <text:p text:style-name="P9"><text:tab/>printList(head);<text:tab/><text:tab/></text:p>
      <text:p text:style-name="P9"/>
      <text:p text:style-name="P9"><text:tab/>return 0;</text:p>
      <text:p text:style-name="P9">}</text:p>
      <text:p text:style-name="P9"/>
      <text:p text:style-name="P10">Question 2:</text:p>
      <text:p text:style-name="P9"/>
      <text:p text:style-name="P6">Given a stack of integers, sort it in ascending order using another temporary stack.</text:p>
      <text:p text:style-name="P2"><text:span text:style-name="Strong_20_Emphasis"><text:span text:style-name="T2">Examples:</text:span></text:span></text:p>
      <text:p text:style-name="P1">Input : [34, 3, 31, 98, 92, 23]</text:p>
      <text:p text:style-name="P3">Output : [3, 23, 31, 34, 92, 98]</text:p>
      <text:p text:style-name="P4"/>
      <text:p text:style-name="P3">Input : [3, 5, 1, 4, 2, 8]</text:p>
      <text:p text:style-name="P3">Output : [1, 2, 3, 4, 5, 8] </text:p>
      <text:p text:style-name="P2"><text:span text:style-name="Strong_20_Emphasis"><text:span text:style-name="T2">Algorithm:</text:span></text:span></text:p>
      <text:list xml:id="list3400699211" text:style-name="L1">
        <text:list-item>
          <text:p text:style-name="P13"><text:span text:style-name="T1">Create a temporary stack say </text:span><text:span text:style-name="Strong_20_Emphasis"><text:span text:style-name="T2">tmpStack</text:span></text:span><text:span text:style-name="T1">.</text:span></text:p>
        </text:list-item>
        <text:list-item>
          <text:p text:style-name="P14"><text:soft-page-break/>While input stack is NOT empty do this:</text:p>
          <text:list>
            <text:list-item>
              <text:p text:style-name="P15"><text:span text:style-name="T1">Pop an element from input stack call it </text:span><text:span text:style-name="Strong_20_Emphasis"><text:span text:style-name="T2">temp</text:span></text:span></text:p>
            </text:list-item>
            <text:list-item>
              <text:p text:style-name="P16">while temporary stack is NOT empty and top of temporary stack is greater than temp,<text:line-break/>pop from temporary stack and push it to the input stack</text:p>
            </text:list-item>
            <text:list-item>
              <text:p text:style-name="P15"><text:span text:style-name="T1">push </text:span><text:span text:style-name="Strong_20_Emphasis"><text:span text:style-name="T2">temp </text:span></text:span><text:span text:style-name="T1">in temporary stack</text:span></text:p>
            </text:list-item>
          </text:list>
        </text:list-item>
        <text:list-item>
          <text:p text:style-name="P14">The sorted numbers are in tmpStack</text:p>
        </text:list-item>
      </text:list>
      <text:p text:style-name="P11">Answer</text:p>
      <text:p text:style-name="P7">// C++ program to sort a stack using an</text:p>
      <text:p text:style-name="P7">// auxiliary stack.</text:p>
      <text:p text:style-name="P7">#include &lt;bits/stdc++.h&gt;</text:p>
      <text:p text:style-name="P7">using namespace std;</text:p>
      <text:p text:style-name="P7"/>
      <text:p text:style-name="P7">// This function return the sorted stack</text:p>
      <text:p text:style-name="P7">stack&lt;int&gt; sortStack(stack&lt;int&gt; &amp;input)</text:p>
      <text:p text:style-name="P7">{</text:p>
      <text:p text:style-name="P7"><text:tab/>stack&lt;int&gt; tmpStack;</text:p>
      <text:p text:style-name="P7"/>
      <text:p text:style-name="P7"><text:tab/>while (!input.empty())</text:p>
      <text:p text:style-name="P7"><text:tab/>{</text:p>
      <text:p text:style-name="P7"><text:tab/><text:tab/>// pop out the first element</text:p>
      <text:p text:style-name="P7"><text:tab/><text:tab/>int tmp = input.top();</text:p>
      <text:p text:style-name="P7"><text:tab/><text:tab/>input.pop();</text:p>
      <text:p text:style-name="P7"/>
      <text:p text:style-name="P7"><text:tab/><text:tab/>// while temporary stack is not empty and top</text:p>
      <text:p text:style-name="P7"><text:tab/><text:tab/>// of stack is greater than temp</text:p>
      <text:p text:style-name="P7"><text:tab/><text:tab/>while (!tmpStack.empty() &amp;&amp; tmpStack.top() &gt; tmp)</text:p>
      <text:p text:style-name="P7"><text:tab/><text:tab/>{</text:p>
      <text:p text:style-name="P7"><text:tab/><text:tab/><text:tab/>// pop from temporary stack and push</text:p>
      <text:p text:style-name="P7"><text:tab/><text:tab/><text:tab/>// it to the input stack</text:p>
      <text:p text:style-name="P7"><text:tab/><text:tab/><text:tab/>input.push(tmpStack.top());</text:p>
      <text:p text:style-name="P7"><text:tab/><text:tab/><text:tab/>tmpStack.pop();</text:p>
      <text:p text:style-name="P7"><text:soft-page-break/><text:tab/><text:tab/>}</text:p>
      <text:p text:style-name="P7"/>
      <text:p text:style-name="P7"><text:tab/><text:tab/>// push temp in temporary of stack</text:p>
      <text:p text:style-name="P7"><text:tab/><text:tab/>tmpStack.push(tmp);</text:p>
      <text:p text:style-name="P7"><text:tab/>}</text:p>
      <text:p text:style-name="P7"/>
      <text:p text:style-name="P7"><text:tab/>return tmpStack;</text:p>
      <text:p text:style-name="P7">}</text:p>
      <text:p text:style-name="P7"/>
      <text:p text:style-name="P7">// main function</text:p>
      <text:p text:style-name="P7">int main()</text:p>
      <text:p text:style-name="P7">{</text:p>
      <text:p text:style-name="P7"><text:tab/>stack&lt;int&gt; input;</text:p>
      <text:p text:style-name="P7"><text:tab/>input.push(34);</text:p>
      <text:p text:style-name="P7"><text:tab/>input.push(3);</text:p>
      <text:p text:style-name="P7"><text:tab/>input.push(31);</text:p>
      <text:p text:style-name="P7"><text:tab/>input.push(98);</text:p>
      <text:p text:style-name="P7"><text:tab/>input.push(92);</text:p>
      <text:p text:style-name="P7"><text:tab/>input.push(23);</text:p>
      <text:p text:style-name="P7"/>
      <text:p text:style-name="P7"><text:tab/>// This is the temporary stack</text:p>
      <text:p text:style-name="P7"><text:tab/>stack&lt;int&gt; tmpStack = sortStack(input);</text:p>
      <text:p text:style-name="P7"><text:tab/>cout &lt;&lt; "Sorted numbers are:\n";</text:p>
      <text:p text:style-name="P7"/>
      <text:p text:style-name="P7"><text:tab/>while (!tmpStack.empty())</text:p>
      <text:p text:style-name="P7"><text:tab/>{</text:p>
      <text:p text:style-name="P7"><text:tab/><text:tab/>cout &lt;&lt; tmpStack.top()&lt;&lt; " ";</text:p>
      <text:p text:style-name="P7"><text:tab/><text:tab/>tmpStack.pop();</text:p>
      <text:p text:style-name="P7"><text:tab/>}</text:p>
      <text:p text:style-name="P7">}</text:p>
      <text:p text:style-name="P7"><text:line-break/><text:span text:style-name="T4">Question 3:</text:span></text:p>
      <text:p text:style-name="P7"><text:soft-page-break/>Write a program to reverse the elements of a que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8T08:57:42.029939876</meta:creation-date>
    <dc:date>2022-12-19T12:01:06.928605815</dc:date>
    <meta:editing-duration>PT1H36M11S</meta:editing-duration>
    <meta:editing-cycles>2</meta:editing-cycles>
    <meta:generator>LibreOffice/6.4.7.2$Linux_X86_64 LibreOffice_project/40$Build-2</meta:generator>
    <meta:document-statistic meta:table-count="0" meta:image-count="0" meta:object-count="0" meta:page-count="6" meta:paragraph-count="152" meta:word-count="705" meta:character-count="4282" meta:non-whitespace-character-count="3588"/>
  </office:meta>
</office:document-meta>
</file>